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9">
      <style:table-cell-properties fo:border="thin solid #000000"/>
    </style:style>
    <style:style style:name="ce6" style:family="table-cell" style:parent-style-name="Euro" style:data-style-name="N37">
      <style:table-cell-properties fo:border="thin solid #000000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ECCIÓN</text:p>
          </table:table-cell>
          <table:table-cell office:value-type="string" table:style-name="ce2">
            <text:p>NOMBRE ARTÍCULO</text:p>
          </table:table-cell>
          <table:table-cell office:value-type="string" table:style-name="ce2">
            <text:p>FECHA</text:p>
          </table:table-cell>
          <table:table-cell office:value-type="string" table:style-name="ce3">
            <text:p>PAÍS DE ORIGEN</text:p>
          </table:table-cell>
          <table:table-cell office:value-type="string" table:style-name="ce2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Tubos</text:p>
          </table:table-cell>
          <table:table-cell office:value-type="date" office:date-value="1997-03-04T00:00:00" table:style-name="ce5">
            <text:p>04/03/1997</text:p>
          </table:table-cell>
          <table:table-cell office:value-type="string" table:style-name="ce5">
            <text:p>China</text:p>
          </table:table-cell>
          <table:table-cell office:value-type="currency" office:value="140" table:style-name="ce6">
            <text:p>$ 1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Plato Decorativo</text:p>
          </table:table-cell>
          <table:table-cell office:value-type="date" office:date-value="1997-06-07T00:00:00" table:style-name="ce5">
            <text:p>07/06/1997</text:p>
          </table:table-cell>
          <table:table-cell office:value-type="string" table:style-name="ce5">
            <text:p>China</text:p>
          </table:table-cell>
          <table:table-cell office:value-type="currency" office:value="45" table:style-name="ce6">
            <text:p>$ 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Juego de te</text:p>
          </table:table-cell>
          <table:table-cell office:value-type="date" office:date-value="1997-01-15T00:00:00" table:style-name="ce5">
            <text:p>15/01/1997</text:p>
          </table:table-cell>
          <table:table-cell office:value-type="string" table:style-name="ce5">
            <text:p>China</text:p>
          </table:table-cell>
          <table:table-cell office:value-type="currency" office:value="36" table:style-name="ce6">
            <text:p>$ 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Cenicero</text:p>
          </table:table-cell>
          <table:table-cell office:value-type="date" office:date-value="1997-07-02T00:00:00" table:style-name="ce5">
            <text:p>02/07/1997</text:p>
          </table:table-cell>
          <table:table-cell office:value-type="string" table:style-name="ce5">
            <text:p>Japón</text:p>
          </table:table-cell>
          <table:table-cell office:value-type="currency" office:value="16" table:style-name="ce6">
            <text:p>$ 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Maceta</text:p>
          </table:table-cell>
          <table:table-cell office:value-type="date" office:date-value="1997-02-23T00:00:00" table:style-name="ce5">
            <text:p>23/02/1997</text:p>
          </table:table-cell>
          <table:table-cell office:value-type="string" table:style-name="ce5">
            <text:p>España</text:p>
          </table:table-cell>
          <table:table-cell office:value-type="currency" office:value="24" table:style-name="ce6">
            <text:p>$ 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Jarra china</text:p>
          </table:table-cell>
          <table:table-cell office:value-type="date" office:date-value="1997-09-02T00:00:00" table:style-name="ce5">
            <text:p>02/09/1997</text:p>
          </table:table-cell>
          <table:table-cell office:value-type="string" table:style-name="ce5">
            <text:p>China</text:p>
          </table:table-cell>
          <table:table-cell office:value-type="currency" office:value="106" table:style-name="ce6">
            <text:p>$ 1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Tarje Caballero</text:p>
          </table:table-cell>
          <table:table-cell office:value-type="date" office:date-value="1997-03-11T00:00:00" table:style-name="ce5">
            <text:p>11/03/1997</text:p>
          </table:table-cell>
          <table:table-cell office:value-type="string" table:style-name="ce5">
            <text:p>Italia</text:p>
          </table:table-cell>
          <table:table-cell office:value-type="currency" office:value="237" table:style-name="ce6">
            <text:p>$ 2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Pantalón Señora</text:p>
          </table:table-cell>
          <table:table-cell office:value-type="date" office:date-value="1997-05-01T00:00:00" table:style-name="ce5">
            <text:p>01/05/1997</text:p>
          </table:table-cell>
          <table:table-cell office:value-type="string" table:style-name="ce5">
            <text:p>Marruecos</text:p>
          </table:table-cell>
          <table:table-cell office:value-type="currency" office:value="145" table:style-name="ce6">
            <text:p>$ 1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amisa Caballero</text:p>
          </table:table-cell>
          <table:table-cell office:value-type="date" office:date-value="1997-08-11T00:00:00" table:style-name="ce5">
            <text:p>11/08/1997</text:p>
          </table:table-cell>
          <table:table-cell office:value-type="string" table:style-name="ce5">
            <text:p>España</text:p>
          </table:table-cell>
          <table:table-cell office:value-type="currency" office:value="56" table:style-name="ce6">
            <text:p>$ 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Blusa Sra.</text:p>
          </table:table-cell>
          <table:table-cell office:value-type="date" office:date-value="1997-03-18T00:00:00" table:style-name="ce5">
            <text:p>18/03/1997</text:p>
          </table:table-cell>
          <table:table-cell office:value-type="string" table:style-name="ce5">
            <text:p>China</text:p>
          </table:table-cell>
          <table:table-cell office:value-type="currency" office:value="84" table:style-name="ce6">
            <text:p>$ 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azadora piel</text:p>
          </table:table-cell>
          <table:table-cell office:value-type="date" office:date-value="1997-07-10T00:00:00" table:style-name="ce5">
            <text:p>10/07/1997</text:p>
          </table:table-cell>
          <table:table-cell office:value-type="string" table:style-name="ce5">
            <text:p>Italia</text:p>
          </table:table-cell>
          <table:table-cell office:value-type="currency" office:value="436" table:style-name="ce6">
            <text:p>$ 4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Abrigo Caballero</text:p>
          </table:table-cell>
          <table:table-cell office:value-type="date" office:date-value="1997-07-05T00:00:00" table:style-name="ce5">
            <text:p>05/07/1997</text:p>
          </table:table-cell>
          <table:table-cell office:value-type="string" table:style-name="ce5">
            <text:p>Italia</text:p>
          </table:table-cell>
          <table:table-cell office:value-type="currency" office:value="203" table:style-name="ce6">
            <text:p>$ 2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Abrigo Sra</text:p>
          </table:table-cell>
          <table:table-cell office:value-type="date" office:date-value="1997-05-03T00:00:00" table:style-name="ce5">
            <text:p>03/05/1997</text:p>
          </table:table-cell>
          <table:table-cell office:value-type="string" table:style-name="ce5">
            <text:p>Marruecos</text:p>
          </table:table-cell>
          <table:table-cell office:value-type="currency" office:value="300" table:style-name="ce6">
            <text:p>$ 3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inturón de piel</text:p>
          </table:table-cell>
          <table:table-cell office:value-type="date" office:date-value="1997-05-12T00:00:00" table:style-name="ce5">
            <text:p>12/05/1997</text:p>
          </table:table-cell>
          <table:table-cell office:value-type="string" table:style-name="ce5">
            <text:p>España</text:p>
          </table:table-cell>
          <table:table-cell office:value-type="currency" office:value="4" table:style-name="ce6">
            <text:p>$ 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Raqueta Tenis</text:p>
          </table:table-cell>
          <table:table-cell office:value-type="date" office:date-value="1997-03-20T00:00:00" table:style-name="ce5">
            <text:p>20/03/1997</text:p>
          </table:table-cell>
          <table:table-cell office:value-type="string" table:style-name="ce5">
            <text:p>Usa</text:p>
          </table:table-cell>
          <table:table-cell office:value-type="currency" office:value="78" table:style-name="ce6">
            <text:p>$ 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Chándal</text:p>
          </table:table-cell>
          <table:table-cell office:value-type="date" office:date-value="1997-09-13T00:00:00" table:style-name="ce5">
            <text:p>13/09/1997</text:p>
          </table:table-cell>
          <table:table-cell office:value-type="string" table:style-name="ce5">
            <text:p>Usa</text:p>
          </table:table-cell>
          <table:table-cell office:value-type="currency" office:value="193" table:style-name="ce6">
            <text:p>$ 1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Tren Eléctrico</text:p>
          </table:table-cell>
          <table:table-cell office:value-type="date" office:date-value="1997-07-03T00:00:00" table:style-name="ce5">
            <text:p>03/07/1997</text:p>
          </table:table-cell>
          <table:table-cell office:value-type="string" table:style-name="ce5">
            <text:p>Japón</text:p>
          </table:table-cell>
          <table:table-cell office:value-type="currency" office:value="1254" table:style-name="ce6">
            <text:p>$ 1.2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Pistola Olímpica</text:p>
          </table:table-cell>
          <table:table-cell office:value-type="date" office:date-value="1997-05-23T00:00:00" table:style-name="ce5">
            <text:p>23/05/1997</text:p>
          </table:table-cell>
          <table:table-cell office:value-type="string" table:style-name="ce5">
            <text:p>Suecia</text:p>
          </table:table-cell>
          <table:table-cell office:value-type="currency" office:value="39" table:style-name="ce6">
            <text:p>$ 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Monopatín</text:p>
          </table:table-cell>
          <table:table-cell office:value-type="date" office:date-value="1997-11-11T00:00:00" table:style-name="ce5">
            <text:p>11/11/1997</text:p>
          </table:table-cell>
          <table:table-cell office:value-type="string" table:style-name="ce5">
            <text:p>Marruecos</text:p>
          </table:table-cell>
          <table:table-cell office:value-type="currency" office:value="93" table:style-name="ce6">
            <text:p>$ 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ón baloncesto</text:p>
          </table:table-cell>
          <table:table-cell office:value-type="date" office:date-value="1997-06-25T00:00:00" table:style-name="ce5">
            <text:p>25/06/1997</text:p>
          </table:table-cell>
          <table:table-cell office:value-type="string" table:style-name="ce5">
            <text:p>Japón</text:p>
          </table:table-cell>
          <table:table-cell office:value-type="currency" office:value="63" table:style-name="ce6">
            <text:p>$ 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ón Fútbol</text:p>
          </table:table-cell>
          <table:table-cell office:value-type="date" office:date-value="1997-07-05T00:00:00" table:style-name="ce5">
            <text:p>05/07/1997</text:p>
          </table:table-cell>
          <table:table-cell office:value-type="string" table:style-name="ce5">
            <text:p>España</text:p>
          </table:table-cell>
          <table:table-cell office:value-type="currency" office:value="37" table:style-name="ce6">
            <text:p>$ 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Sudadera</text:p>
          </table:table-cell>
          <table:table-cell office:value-type="date" office:date-value="1997-11-03T00:00:00" table:style-name="ce5">
            <text:p>03/11/1997</text:p>
          </table:table-cell>
          <table:table-cell office:value-type="string" table:style-name="ce5">
            <text:p>Usa</text:p>
          </table:table-cell>
          <table:table-cell office:value-type="currency" office:value="366" table:style-name="ce6">
            <text:p>$ 3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icicleta de montaña</text:p>
          </table:table-cell>
          <table:table-cell office:value-type="date" office:date-value="1997-03-14T00:00:00" table:style-name="ce5">
            <text:p>14/03/1997</text:p>
          </table:table-cell>
          <table:table-cell office:value-type="string" table:style-name="ce5">
            <text:p>Usa</text:p>
          </table:table-cell>
          <table:table-cell office:value-type="currency" office:value="470" table:style-name="ce6">
            <text:p>$ 4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10-22T00:00:00" table:style-name="ce5">
            <text:p>22/10/1997</text:p>
          </table:table-cell>
          <table:table-cell office:value-type="string" table:style-name="ce5">
            <text:p>España</text:p>
          </table:table-cell>
          <table:table-cell office:value-type="currency" office:value="6" table:style-name="ce6">
            <text:p>$ 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Serrucho</text:p>
          </table:table-cell>
          <table:table-cell office:value-type="date" office:date-value="1997-03-23T00:00:00" table:style-name="ce5">
            <text:p>23/03/1997</text:p>
          </table:table-cell>
          <table:table-cell office:value-type="string" table:style-name="ce5">
            <text:p>Francia</text:p>
          </table:table-cell>
          <table:table-cell office:value-type="currency" office:value="25" table:style-name="ce6">
            <text:p>$ 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Llave Inglesa</text:p>
          </table:table-cell>
          <table:table-cell office:value-type="date" office:date-value="1997-04-23T00:00:00" table:style-name="ce5">
            <text:p>23/04/1997</text:p>
          </table:table-cell>
          <table:table-cell office:value-type="string" table:style-name="ce5">
            <text:p>Usa</text:p>
          </table:table-cell>
          <table:table-cell office:value-type="currency" office:value="20" table:style-name="ce6">
            <text:p>$ 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Alicates</text:p>
          </table:table-cell>
          <table:table-cell office:value-type="date" office:date-value="1997-04-17T00:00:00" table:style-name="ce5">
            <text:p>17/04/1997</text:p>
          </table:table-cell>
          <table:table-cell office:value-type="string" table:style-name="ce5">
            <text:p>Italia</text:p>
          </table:table-cell>
          <table:table-cell office:value-type="currency" office:value="6" table:style-name="ce6">
            <text:p>$ 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Martillo</text:p>
          </table:table-cell>
          <table:table-cell office:value-type="date" office:date-value="1997-09-04T00:00:00" table:style-name="ce5">
            <text:p>04/09/1997</text:p>
          </table:table-cell>
          <table:table-cell office:value-type="string" table:style-name="ce5">
            <text:p>España</text:p>
          </table:table-cell>
          <table:table-cell office:value-type="currency" office:value="9" table:style-name="ce6">
            <text:p>$ 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02-20T00:00:00" table:style-name="ce5">
            <text:p>20/02/1997</text:p>
          </table:table-cell>
          <table:table-cell office:value-type="string" table:style-name="ce5">
            <text:p>Francia</text:p>
          </table:table-cell>
          <table:table-cell office:value-type="currency" office:value="8" table:style-name="ce6">
            <text:p>$ 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Lima Grande</text:p>
          </table:table-cell>
          <table:table-cell office:value-type="date" office:date-value="1997-08-10T00:00:00" table:style-name="ce5">
            <text:p>10/08/1997</text:p>
          </table:table-cell>
          <table:table-cell office:value-type="string" table:style-name="ce5">
            <text:p>España</text:p>
          </table:table-cell>
          <table:table-cell office:value-type="currency" office:value="18" table:style-name="ce6">
            <text:p>$ 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Juego de brocas</text:p>
          </table:table-cell>
          <table:table-cell office:value-type="date" office:date-value="1997-07-04T00:00:00" table:style-name="ce5">
            <text:p>04/07/1997</text:p>
          </table:table-cell>
          <table:table-cell office:value-type="string" table:style-name="ce5">
            <text:p>Taiwán</text:p>
          </table:table-cell>
          <table:table-cell office:value-type="currency" office:value="13" table:style-name="ce6">
            <text:p>$ 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che Teledirigido</text:p>
          </table:table-cell>
          <table:table-cell office:value-type="date" office:date-value="1997-05-26T00:00:00" table:style-name="ce5">
            <text:p>26/05/1997</text:p>
          </table:table-cell>
          <table:table-cell office:value-type="string" table:style-name="ce5">
            <text:p>Marruecos</text:p>
          </table:table-cell>
          <table:table-cell office:value-type="currency" office:value="133" table:style-name="ce6">
            <text:p>$ 1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rrepasillos</text:p>
          </table:table-cell>
          <table:table-cell office:value-type="date" office:date-value="1997-04-11T00:00:00" table:style-name="ce5">
            <text:p>11/04/1997</text:p>
          </table:table-cell>
          <table:table-cell office:value-type="string" table:style-name="ce5">
            <text:p>Japón</text:p>
          </table:table-cell>
          <table:table-cell office:value-type="currency" office:value="86" table:style-name="ce6">
            <text:p>$ 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nsola Video</text:p>
          </table:table-cell>
          <table:table-cell office:value-type="date" office:date-value="1997-09-24T00:00:00" table:style-name="ce5">
            <text:p>24/09/1997</text:p>
          </table:table-cell>
          <table:table-cell office:value-type="string" table:style-name="ce5">
            <text:p>Usa</text:p>
          </table:table-cell>
          <table:table-cell office:value-type="currency" office:value="369" table:style-name="ce6">
            <text:p>$ 3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Muñeca Andadora</text:p>
          </table:table-cell>
          <table:table-cell office:value-type="date" office:date-value="1997-10-04T00:00:00" table:style-name="ce5">
            <text:p>04/10/1997</text:p>
          </table:table-cell>
          <table:table-cell office:value-type="string" table:style-name="ce5">
            <text:p>España</text:p>
          </table:table-cell>
          <table:table-cell office:value-type="currency" office:value="88" table:style-name="ce6">
            <text:p>$ 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Fuerte de soldados</text:p>
          </table:table-cell>
          <table:table-cell office:value-type="date" office:date-value="1997-11-25T00:00:00" table:style-name="ce5">
            <text:p>25/11/1997</text:p>
          </table:table-cell>
          <table:table-cell office:value-type="string" table:style-name="ce5">
            <text:p>Japón</text:p>
          </table:table-cell>
          <table:table-cell office:value-type="currency" office:value="120" table:style-name="ce6">
            <text:p>$ 1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Pistola con sonidos</text:p>
          </table:table-cell>
          <table:table-cell office:value-type="date" office:date-value="1997-02-15T00:00:00" table:style-name="ce5">
            <text:p>15/02/1997</text:p>
          </table:table-cell>
          <table:table-cell office:value-type="string" table:style-name="ce5">
            <text:p>España</text:p>
          </table:table-cell>
          <table:table-cell office:value-type="currency" office:value="48" table:style-name="ce6">
            <text:p>$ 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Pie de lámpara</text:p>
          </table:table-cell>
          <table:table-cell office:value-type="date" office:date-value="1997-05-27T00:00:00" table:style-name="ce5">
            <text:p>27/05/1997</text:p>
          </table:table-cell>
          <table:table-cell office:value-type="string" table:style-name="ce4">
            <text:p>Turquía</text:p>
          </table:table-cell>
          <table:table-cell office:value-type="currency" office:value="33" table:style-name="ce6">
            <text:p>$ 33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s" number:country="AR">
      <number:text> </number:text>
      <number:number number:decimal-places="2" number:min-integer-digits="1" number:grouping="true"/>
      <number:currency-symbol number:language="es" number:country="AR">€</number:currency-symbol>
      <number:text> </number:text>
    </number:currency-style>
    <number:currency-style style:name="N36P1" number:language="es" number:country="AR">
      <number:text>-</number:text>
      <number:number number:decimal-places="2" number:min-integer-digits="1" number:grouping="true"/>
      <number:currency-symbol number:language="es" number:country="AR">€</number:currency-symbol>
      <number:text> </number:text>
    </number:currency-style>
    <number:currency-style style:name="N36P2" number:language="es" number:country="AR">
      <number:text> -</number:text>
      <number:number number:decimal-places="0" number:min-integer-digits="2"/>
      <number:currency-symbol number:language="es" number:country="AR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">
      <number:currency-symbol>$</number:currency-symbol>
      <number:text> </number:text>
      <number:number number:decimal-places="0" number:min-integer-digits="1" number:grouping="true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dor</meta:initial-creator>
    <dc:creator>Template</dc:creator>
    <meta:creation-date>2003-03-25T12:01:58Z</meta:creation-date>
    <dc:date>2019-04-23T16:53:41Z</dc:date>
    <meta:print-date>2002-01-29T18:41:44Z</meta:print-date>
  </office:meta>
</office:document-meta>
</file>